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Iterator.FilterIterator( Iterator &lt; T &gt; i , UnaryFunction &lt; T , Boolean &gt; m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terator.doN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ter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